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3778in" table:align="left"/>
    </style:style>
    <style:style style:name="Table1.A" style:family="table-column">
      <style:table-column-properties style:column-width="0.659in"/>
    </style:style>
    <style:style style:name="Table1.B" style:family="table-column">
      <style:table-column-properties style:column-width="0.6819in"/>
    </style:style>
    <style:style style:name="Table1.C" style:family="table-column">
      <style:table-column-properties style:column-width="0.6604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6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104in"/>
    </style:style>
    <style:style style:name="Table2" style:family="table">
      <style:table-properties style:width="4.0493in" fo:margin-left="2.6438in" table:align="left"/>
    </style:style>
    <style:style style:name="Table2.A" style:family="table-column">
      <style:table-column-properties style:column-width="0.8097in"/>
    </style:style>
    <style:style style:name="Table2.C" style:family="table-column">
      <style:table-column-properties style:column-width="0.8069in"/>
    </style:style>
    <style:style style:name="Table2.D" style:family="table-column">
      <style:table-column-properties style:column-width="0.8111in"/>
    </style:style>
    <style:style style:name="Table2.E" style:family="table-column">
      <style:table-column-properties style:column-width="0.811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104in"/>
    </style:style>
    <style:style style:name="P1" style:family="paragraph" style:parent-style-name="Standard">
      <style:paragraph-properties fo:line-height="0.2in" fo:text-align="center" style:justify-single-word="false"/>
      <style:text-properties style:font-name="Arial2" fo:font-size="15pt" fo:language="zxx" fo:country="none" officeooo:rsid="0019f914" officeooo:paragraph-rsid="0019f914" style:font-size-asian="15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line-height="0.2in" fo:text-align="start" style:justify-single-word="false"/>
      <style:text-properties style:font-name="Liberation Serif1" fo:font-size="12pt" fo:language="zxx" fo:country="none" officeooo:rsid="0019f914" officeooo:paragraph-rsid="0019f91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line-height="0.2in" fo:text-align="start" style:justify-single-word="false"/>
      <style:text-properties style:font-name="Liberation Serif1" fo:font-size="11pt" fo:language="zxx" fo:country="none" style:text-underline-style="none" officeooo:rsid="0019f914" officeooo:paragraph-rsid="0019f914" style:font-size-asian="9.60000038146973pt" style:language-asian="zxx" style:country-asian="none" style:font-size-complex="11pt" style:language-complex="zxx" style:country-complex="none"/>
    </style:style>
    <style:style style:name="P4" style:family="paragraph" style:parent-style-name="Standard">
      <style:paragraph-properties fo:line-height="0.2in" fo:text-align="start" style:justify-single-word="false"/>
      <style:text-properties style:font-name="Liberation Serif1" fo:font-size="11pt" fo:language="zxx" fo:country="none" style:text-underline-style="none" officeooo:rsid="0019f914" officeooo:paragraph-rsid="0019f914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style:font-name="Liberation Serif1" fo:font-size="11pt" style:text-underline-style="none" style:font-size-asian="11pt" style:font-size-complex="11pt"/>
    </style:style>
    <style:style style:name="P6" style:family="paragraph" style:parent-style-name="Standard">
      <style:text-properties style:font-name="Liberation Serif1" fo:font-size="11pt" style:text-underline-style="none" officeooo:paragraph-rsid="0019f914" style:font-size-asian="11pt" style:font-size-complex="11pt"/>
    </style:style>
    <style:style style:name="P7" style:family="paragraph" style:parent-style-name="Standard">
      <style:text-properties style:font-name="Liberation Serif1" fo:font-size="11pt" style:text-underline-style="none" officeooo:rsid="0019f914" officeooo:paragraph-rsid="0019f914" style:font-size-asian="11pt" style:font-size-complex="11pt"/>
    </style:style>
    <style:style style:name="P8" style:family="paragraph" style:parent-style-name="Standard">
      <style:paragraph-properties fo:line-height="0.2in" fo:text-align="start" style:justify-single-word="false"/>
      <style:text-properties style:font-name="Liberation Serif1" fo:font-size="14pt" fo:language="zxx" fo:country="none" style:text-underline-style="solid" style:text-underline-width="auto" style:text-underline-color="font-color" officeooo:rsid="0019f914" officeooo:paragraph-rsid="0019f914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officeooo:paragraph-rsid="0019f914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1" fo:font-size="11pt" officeooo:paragraph-rsid="0019f914" style:font-size-asian="9.60000038146973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1" fo:font-size="11pt" style:text-underline-style="non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fo:font-size="11pt" style:text-underline-style="none" officeooo:paragraph-rsid="0019f91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1" fo:font-size="11pt" style:text-underline-style="none" officeooo:rsid="0019f914" officeooo:paragraph-rsid="0019f91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style:text-line-through-style="solid" style:text-line-through-type="single" style:font-name="Liberation Serif1" fo:font-size="11pt" style:text-underline-style="none" officeooo:rsid="0019f914" officeooo:paragraph-rsid="0019f91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23ff23" loext:opacity="100%" style:text-line-through-style="solid" style:text-line-through-type="single" style:font-name="Liberation Serif1" fo:font-size="11pt" style:text-underline-style="none" officeooo:rsid="0019f914" officeooo:paragraph-rsid="0019f91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text-line-through-style="solid" style:text-line-through-type="single" style:font-name="Liberation Serif1" fo:font-size="11pt" style:text-underline-style="none" officeooo:rsid="0019f914" officeooo:paragraph-rsid="0019f914" style:font-size-asian="11pt" style:font-size-complex="11pt"/>
    </style:style>
    <style:style style:name="P17" style:family="paragraph">
      <loext:graphic-properties draw:fill="none" draw:fill-color="#ffffff"/>
      <style:text-properties style:font-name="Consolas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="Arial1" style:font-name-asian="NSimSun" style:font-name-complex="Lucida Sans1"/>
    </style:style>
    <style:style style:name="T3" style:family="text">
      <style:text-properties style:font-name-asian="NSimSun" style:font-name-complex="Lucida Sans1"/>
    </style:style>
    <style:style style:name="T4" style:family="text">
      <style:text-properties style:font-name="Consolas" style:font-name-asian="NSimSun" style:font-name-complex="Lucida Sans1"/>
    </style:style>
    <style:style style:name="T5" style:family="text">
      <style:text-properties fo:color="#000000" loext:opacity="100%" style:font-name="Arial" fo:font-size="11pt" fo:font-style="normal" fo:font-weight="normal" style:letter-kerning="true" style:font-size-asian="11pt" style:font-style-asian="normal" style:font-weight-asian="normal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Consolas"/>
    </style:style>
    <style:style style:name="gr1" style:family="graphic">
      <style:graphic-properties draw:stroke="none" svg:stroke-color="#000000" draw:fill="none" draw:fill-color="#ffffff" fo:min-height="1.32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01 : </text:p>
      <text:p text:style-name="P2"/>
      <text:p text:style-name="P2"/>
      <text:p text:style-name="P2">Font1 (Base text)<text:tab/><text:span text:style-name="T1">→<text:tab/></text:span><text:span text:style-name="T3">Liberation Serif – 11pt</text:span></text:p>
      <text:p text:style-name="P2"><text:span text:style-name="T3">Font2 (Code text)<text:tab/></text:span><text:span text:style-name="T1">→</text:span><text:span text:style-name="T3"> <text:tab/></text:span><text:span text:style-name="T4">Consolas 9pt</text:span></text:p>
      <text:p text:style-name="P2"><text:span text:style-name="T3">Font3 (Titles)<text:tab/><text:tab/></text:span><text:span text:style-name="T1">→</text:span><text:span text:style-name="T2"><text:tab/>Arial 14pt</text:span></text:p>
      <text:p text:style-name="P2"><text:span text:style-name="T2"/></text:p>
      <text:p text:style-name="P8"><text:span text:style-name="T2">Exercice n°1:</text:span></text:p>
      <text:p text:style-name="P4"><text:span text:style-name="T3"/></text:p>
      <text:p text:style-name="P4">Grille de départ:</text:p>
      <text:p text:style-name="P4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3">R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>R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3">D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3">R3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5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3">R4</text:p>
          </table:table-cell>
          <table:table-cell table:style-name="Table1.E2" office:value-type="string">
            <text:p text:style-name="P11"/>
          </table:table-cell>
        </table:table-row>
      </table:table>
      <text:p text:style-name="P5"/>
      <text:p text:style-name="P7">Grille après programme :</text:p>
      <text:p text:style-name="P6"><draw:frame text:anchor-type="paragraph" draw:z-index="0" draw:name="Text Frame 1" draw:style-name="gr1" draw:text-style-name="P17" svg:width="2.5224in" svg:height="1.3248in" svg:x="-0.002in" svg:y="0.1835in"><draw:text-box><text:p><text:span text:style-name="T7">#Sortie dans la console :</text:span></text:p><text:p><text:span text:style-name="T7">(2;1)</text:span></text:p><text:p><text:span text:style-name="T7">-1</text:span></text:p><text:p><text:span text:style-name="T7">1</text:span></text:p><text:p><text:span text:style-name="T7">-1</text:span></text:p><text:p><text:span text:style-name="T7">1</text:span></text:p></draw:text-box></draw:frame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<text:span text:style-name="T6">↑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E1" office:value-type="string">
            <text:p text:style-name="P16">R1</text:p>
          </table:table-cell>
        </table:table-row>
        <table:table-row>
          <table:table-cell table:style-name="Table2.A2" office:value-type="string">
            <text:p text:style-name="P13"><text:span text:style-name="T6">↑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><text:span text:style-name="T1">→</text:span></text:p>
          </table:table-cell>
          <table:table-cell table:style-name="Table2.A2" office:value-type="string">
            <text:p text:style-name="P13">D</text:p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R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><text:span text:style-name="T6">↑</text:span></text:p>
          </table:table-cell>
          <table:table-cell table:style-name="Table2.A2" office:value-type="string">
            <text:p text:style-name="P13"><text:span text:style-name="T6">↑</text:span></text:p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5">R3</text:p>
          </table:table-cell>
          <table:table-cell table:style-name="Table2.A2" office:value-type="string">
            <text:p text:style-name="P13"><text:span text:style-name="T6">↑</text:span></text:p>
          </table:table-cell>
          <table:table-cell table:style-name="Table2.E2" office:value-type="string">
            <text:p text:style-name="P12"/>
          </table:table-cell>
        </table:table-row>
        <table:table-row table:style-name="Table2.5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5">R4</text:p>
          </table:table-cell>
          <table:table-cell table:style-name="Table2.E2" office:value-type="string">
            <text:p text:style-name="P12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1:15:00.145000000</meta:creation-date>
    <dc:date>2023-12-01T11:29:00.789000000</dc:date>
    <meta:editing-duration>PT14M1S</meta:editing-duration>
    <meta:editing-cycles>1</meta:editing-cycles>
    <meta:generator>LibreOffice/7.6.1.2$Windows_x86 LibreOffice_project/f5defcebd022c5bc36bbb79be232cb6926d8f674</meta:generator>
    <meta:document-statistic meta:table-count="2" meta:image-count="0" meta:object-count="0" meta:page-count="1" meta:paragraph-count="23" meta:word-count="46" meta:character-count="193" meta:non-whitespace-character-count="166"/>
  </office:meta>
</office:document-meta>
</file>